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" svg:font-family="Aria"/>
    <style:font-face style:name="Brles" svg:font-family="Brles"/>
    <style:font-face style:name="Brlesess" svg:font-family="Brlesess"/>
    <style:font-face style:name="Arial" svg:font-family="Arial" style:font-family-generic="swiss"/>
    <style:font-face style:name="FreeSans2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Courier 10 Pitch" officeooo:rsid="001b4182" officeooo:paragraph-rsid="001b4182"/>
    </style:style>
    <style:style style:name="P2" style:family="paragraph" style:parent-style-name="Text_20_body">
      <style:paragraph-properties fo:line-height="100%"/>
      <style:text-properties style:font-name="Courier 10 Pitch" fo:font-size="11pt" style:font-size-asian="11pt" style:font-size-complex="11pt"/>
    </style:style>
    <style:style style:name="P3" style:family="paragraph" style:parent-style-name="Text_20_body">
      <style:paragraph-properties fo:line-height="100%"/>
      <style:text-properties style:font-name="Courier 10 Pitch" fo:font-size="11pt" officeooo:paragraph-rsid="001b848c" style:font-size-asian="11pt" style:font-size-complex="11pt"/>
    </style:style>
    <style:style style:name="P4" style:family="paragraph" style:parent-style-name="Text_20_body">
      <style:paragraph-properties fo:line-height="100%"/>
      <style:text-properties style:font-name="Courier 10 Pitch" fo:font-size="11pt" officeooo:paragraph-rsid="0018aa12" style:font-size-asian="11pt" style:font-size-complex="11pt"/>
    </style:style>
    <style:style style:name="P5" style:family="paragraph" style:parent-style-name="Text_20_body">
      <style:paragraph-properties fo:line-height="100%"/>
      <style:text-properties style:font-name="Courier 10 Pitch" fo:font-size="11pt" officeooo:paragraph-rsid="00157868" style:font-size-asian="11pt" style:font-size-complex="11pt"/>
    </style:style>
    <style:style style:name="P6" style:family="paragraph" style:parent-style-name="Text_20_body">
      <style:paragraph-properties fo:line-height="100%"/>
      <style:text-properties style:font-name="Courier 10 Pitch" fo:font-size="11pt" officeooo:rsid="001727b6" officeooo:paragraph-rsid="001727b6" style:font-size-asian="11pt" style:font-size-complex="11pt"/>
    </style:style>
    <style:style style:name="P7" style:family="paragraph" style:parent-style-name="Text_20_body">
      <style:paragraph-properties fo:line-height="100%"/>
      <style:text-properties style:font-name="Courier 10 Pitch" fo:font-size="11pt" officeooo:rsid="0018aa12" officeooo:paragraph-rsid="0018aa12" style:font-size-asian="11pt" style:font-size-complex="11pt"/>
    </style:style>
    <style:style style:name="P8" style:family="paragraph" style:parent-style-name="Text_20_body">
      <style:paragraph-properties fo:line-height="100%"/>
      <style:text-properties style:font-name="Courier 10 Pitch" fo:font-size="11pt" officeooo:rsid="00157868" officeooo:paragraph-rsid="0018aa12" style:font-size-asian="11pt" style:font-size-complex="11pt"/>
    </style:style>
    <style:style style:name="P9" style:family="paragraph" style:parent-style-name="Text_20_body">
      <style:paragraph-properties fo:line-height="100%"/>
      <style:text-properties style:font-name="Courier 10 Pitch" fo:font-size="11pt" officeooo:rsid="00157868" officeooo:paragraph-rsid="00157868" style:font-size-asian="11pt" style:font-size-complex="11pt"/>
    </style:style>
    <style:style style:name="P10" style:family="paragraph" style:parent-style-name="Text_20_body">
      <style:paragraph-properties fo:line-height="100%"/>
      <style:text-properties style:font-name="Courier 10 Pitch" fo:font-size="11pt" officeooo:rsid="00157868" officeooo:paragraph-rsid="0019a3f8" style:font-size-asian="11pt" style:font-size-complex="11pt"/>
    </style:style>
    <style:style style:name="P11" style:family="paragraph" style:parent-style-name="Text_20_body">
      <style:paragraph-properties fo:line-height="100%"/>
      <style:text-properties style:font-name="Courier 10 Pitch" fo:font-size="11pt" officeooo:rsid="001b4182" officeooo:paragraph-rsid="001b4182" style:font-size-asian="11pt" style:font-size-complex="11pt"/>
    </style:style>
    <style:style style:name="P12" style:family="paragraph" style:parent-style-name="Text_20_body">
      <style:paragraph-properties fo:line-height="100%"/>
      <style:text-properties style:font-name="Arial"/>
    </style:style>
    <style:style style:name="P13" style:family="paragraph" style:parent-style-name="Text_20_body">
      <style:paragraph-properties fo:line-height="100%"/>
      <style:text-properties style:font-name="Arial" fo:font-weight="bold" officeooo:rsid="001b548f" officeooo:paragraph-rsid="001b548f" style:font-weight-asian="bold" style:font-weight-complex="bold"/>
    </style:style>
    <style:style style:name="P14" style:family="paragraph" style:parent-style-name="Text_20_body">
      <style:paragraph-properties fo:line-height="100%"/>
      <style:text-properties style:font-name="Arial" fo:font-weight="bold" officeooo:rsid="001bc302" officeooo:paragraph-rsid="001bc302" style:font-weight-asian="bold" style:font-weight-complex="bold"/>
    </style:style>
    <style:style style:name="P15" style:family="paragraph" style:parent-style-name="Text_20_body" style:list-style-name="L1">
      <style:paragraph-properties fo:line-height="100%"/>
      <style:text-properties style:font-name="Arial" fo:font-size="10.5pt" officeooo:rsid="00157868" officeooo:paragraph-rsid="001727b6" style:font-size-asian="10.5pt" style:font-size-complex="10.5pt"/>
    </style:style>
    <style:style style:name="P16" style:family="paragraph" style:parent-style-name="Text_20_body" style:list-style-name="L1">
      <style:paragraph-properties fo:line-height="100%"/>
      <style:text-properties style:font-name="Arial" fo:font-size="10.5pt" officeooo:rsid="0018aa12" officeooo:paragraph-rsid="0018aa12" style:font-size-asian="10.5pt" style:font-size-complex="10.5pt"/>
    </style:style>
    <style:style style:name="P17" style:family="paragraph" style:parent-style-name="Text_20_body">
      <style:paragraph-properties fo:line-height="100%"/>
      <style:text-properties style:font-name="Arial" fo:font-size="11pt" officeooo:rsid="0019a3f8" officeooo:paragraph-rsid="0019a3f8" style:font-size-asian="11pt" style:font-size-complex="11pt"/>
    </style:style>
    <style:style style:name="P18" style:family="paragraph" style:parent-style-name="Text_20_body">
      <style:paragraph-properties fo:line-height="100%"/>
      <style:text-properties style:font-name="Arial" fo:font-size="11pt" officeooo:rsid="0018aa12" officeooo:paragraph-rsid="0018aa12" style:font-size-asian="11pt" style:font-size-complex="11pt"/>
    </style:style>
    <style:style style:name="P19" style:family="paragraph" style:parent-style-name="Text_20_body">
      <style:paragraph-properties fo:line-height="100%"/>
      <style:text-properties style:font-name="Arial" fo:font-size="11pt" officeooo:rsid="001b4182" officeooo:paragraph-rsid="001b4182" style:font-size-asian="11pt" style:font-size-complex="11pt"/>
    </style:style>
    <style:style style:name="P20" style:family="paragraph" style:parent-style-name="Text_20_body">
      <style:paragraph-properties fo:line-height="100%"/>
      <style:text-properties style:font-name="Arial" fo:font-size="11pt" fo:font-weight="normal" officeooo:rsid="001bc302" officeooo:paragraph-rsid="001bc302" style:font-size-asian="11pt" style:font-weight-asian="normal" style:font-size-complex="11pt" style:font-weight-complex="normal"/>
    </style:style>
    <style:style style:name="P21" style:family="paragraph" style:parent-style-name="Text_20_body" style:list-style-name="L2">
      <style:paragraph-properties fo:line-height="100%"/>
      <style:text-properties style:font-name="Arial" fo:font-size="11pt" fo:font-weight="normal" officeooo:rsid="001bc302" officeooo:paragraph-rsid="001bc302" style:font-size-asian="11pt" style:font-weight-asian="normal" style:font-size-complex="11pt" style:font-weight-complex="normal"/>
    </style:style>
    <style:style style:name="P22" style:family="paragraph">
      <style:paragraph-properties fo:line-height="100%"/>
      <style:text-properties style:font-name="Courier 10 Pitch" fo:font-size="11pt" style:font-size-asian="11pt" style:font-size-complex="11pt"/>
    </style:style>
    <style:style style:name="P23" style:family="paragraph">
      <style:paragraph-properties fo:line-height="100%"/>
      <style:text-properties style:font-name="Courier 10 Pitch" fo:font-size="11pt" officeooo:paragraph-rsid="001b548f" style:font-size-asian="11pt" style:font-size-complex="11pt"/>
    </style:style>
    <style:style style:name="P24" style:family="paragraph">
      <style:paragraph-properties fo:line-height="100%" fo:text-align="center" style:justify-single-word="false"/>
      <style:text-properties style:font-name="Arial"/>
    </style:style>
    <style:style style:name="P25" style:family="paragraph">
      <style:paragraph-properties fo:line-height="10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6" style:family="paragraph">
      <style:paragraph-properties fo:line-height="100%" fo:text-align="end" style:justify-single-word="false">
        <style:tab-stops>
          <style:tab-stop style:position="1.302in"/>
        </style:tab-stops>
      </style:paragraph-properties>
      <style:text-properties style:font-name="Arial" fo:font-size="10pt" style:font-size-asian="10pt" style:font-size-complex="10pt"/>
    </style:style>
    <style:style style:name="T1" style:family="text">
      <style:text-properties officeooo:rsid="00157868"/>
    </style:style>
    <style:style style:name="T2" style:family="text">
      <style:text-properties officeooo:rsid="001727b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27b6" style:font-style-asian="italic" style:font-style-complex="italic"/>
    </style:style>
    <style:style style:name="T5" style:family="text">
      <style:text-properties fo:font-style="italic" officeooo:rsid="0019a3f8" style:font-style-asian="italic" style:font-style-complex="italic"/>
    </style:style>
    <style:style style:name="T6" style:family="text">
      <style:text-properties fo:font-style="italic" officeooo:rsid="001b4182" style:font-style-asian="italic" style:font-style-complex="italic"/>
    </style:style>
    <style:style style:name="T7" style:family="text">
      <style:text-properties fo:font-style="italic" officeooo:rsid="0018aa12" style:font-style-asian="italic" style:font-style-complex="italic"/>
    </style:style>
    <style:style style:name="T8" style:family="text">
      <style:text-properties fo:font-style="italic" officeooo:rsid="00157868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727b6" style:font-style-asian="normal" style:font-style-complex="normal"/>
    </style:style>
    <style:style style:name="T11" style:family="text">
      <style:text-properties fo:font-style="normal" officeooo:rsid="0018aa12" style:font-style-asian="normal" style:font-style-complex="normal"/>
    </style:style>
    <style:style style:name="T12" style:family="text">
      <style:text-properties fo:font-style="normal" officeooo:rsid="0019a3f8" style:font-style-asian="normal" style:font-style-complex="normal"/>
    </style:style>
    <style:style style:name="T13" style:family="text">
      <style:text-properties fo:font-style="normal" officeooo:rsid="001b4182" style:font-style-asian="normal" style:font-style-complex="normal"/>
    </style:style>
    <style:style style:name="T14" style:family="text">
      <style:text-properties fo:font-style="normal" officeooo:rsid="001b548f" style:font-style-asian="normal" style:font-style-complex="normal"/>
    </style:style>
    <style:style style:name="T15" style:family="text">
      <style:text-properties officeooo:rsid="0018aa12"/>
    </style:style>
    <style:style style:name="T16" style:family="text">
      <style:text-properties officeooo:rsid="0019a3f8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officeooo:rsid="001b548f"/>
    </style:style>
    <style:style style:name="T19" style:family="text">
      <style:text-properties style:font-name="Courier 10 Pitc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bookmark text:name="docs-internal-guid-46f9616e-f92f-fde5-8aa9-232dd63b3ee2"/>Relatório - Construção de Compiladores</text:p>
      <text:p><text:span text:style-name="T17">Gerador de analisador léxico - Flex</text:span></text:p>
      <text:p>Victor Hugo Cândido de Oliveira</text:p>
      <text:p>RA 121041451</text:p>
      <text:p text:style-name="P12"/>
      <text:p text:style-name="P13">Especificação da linguagem</text:p>
      <text:list xml:id="list7241300219786644471" text:style-name="L1">
        <text:list-item>
          <text:p text:style-name="P15"><text:span text:style-name="T18">Nota 1: </text:span>Para facilitar o entendimento da gramática, <text:span text:style-name="T2">os não-terminais serão listados em </text:span><text:span text:style-name="T4">itálico</text:span><text:span text:style-name="T10"> e serão separados por ! (ponto de exclamação) quando existir concatenação d</text:span><text:span text:style-name="T11">o</text:span><text:span text:style-name="T10"> não termina</text:span><text:span text:style-name="T11">l </text:span><text:span text:style-name="T14">à</text:span><text:span text:style-name="T11"> esquerda com o seguinte </text:span><text:span text:style-name="T12">(obs: ! tem precedência em relação ao operador | (pipe))</text:span></text:p>
        </text:list-item>
        <text:list-item>
          <text:p text:style-name="P16"><text:span text:style-name="T14">Nota 2: </text:span><text:span text:style-name="T9">Comentários nas regras de produção serão representados entre </text:span><text:span text:style-name="T14">[ ] </text:span><text:span text:style-name="T12">(</text:span><text:span text:style-name="T14">colchetes</text:span><text:span text:style-name="T12">).</text:span></text:p>
        </text:list-item>
      </text:list>
      <text:p text:style-name="P17"><text:span text:style-name="T12">A </text:span><text:span text:style-name="T9">linguagem </text:span><text:span text:style-name="T14">L </text:span><text:span text:style-name="T9">aceita pelo analisador léxico desenvolvido é </text:span><text:span text:style-name="T13">gerada por G, tal que:</text:span></text:p>
      <text:p text:style-name="P2">G = {V, T, P, <text:span text:style-name="T3">S</text:span>)</text:p>
      <text:p text:style-name="P3">V = {<text:span text:style-name="T5">S</text:span><text:span text:style-name="T16">, </text:span><text:span text:style-name="T5">RESERVED</text:span><text:span text:style-name="T16">, </text:span><text:span text:style-name="T5">COMMENT</text:span><text:span text:style-name="T16">, </text:span><text:span text:style-name="T5">NBLINE</text:span><text:span text:style-name="T16">, </text:span><text:span text:style-name="T5">STRING</text:span><text:span text:style-name="T16">, </text:span><text:span text:style-name="T5">STRINNER</text:span><text:span text:style-name="T16">, </text:span><text:span text:style-name="T5">DIGIT</text:span><text:span text:style-name="T16">, </text:span><text:span text:style-name="T5">NUM</text:span><text:span text:style-name="T16">, </text:span><text:span text:style-name="T5">REAL</text:span><text:span text:style-name="T16">, </text:span><text:span text:style-name="T5">LETTER</text:span><text:span text:style-name="T16">, </text:span><text:span text:style-name="T5">ID</text:span><text:span text:style-name="T16">, </text:span><text:span text:style-name="T5">IDSTART</text:span><text:span text:style-name="T16">, </text:span><text:span text:style-name="T5">IDBODY</text:span><text:span text:style-name="T16">, </text:span><text:span text:style-name="T5">LOGICOP</text:span><text:span text:style-name="T16">, </text:span><text:span text:style-name="T5">MATHOP</text:span><text:span text:style-name="T16">, </text:span><text:span text:style-name="T5">DSCOPE</text:span><text:span text:style-name="T16">, </text:span><text:span text:style-name="T5">DSTMT</text:span><text:span text:style-name="T16">, </text:span><text:span text:style-name="T5">WS</text:span>}</text:p>
      <text:p text:style-name="P3"/>
      <text:p text:style-name="P2">T = {a,...,z,A,...,Z,0,...,9,+,-,/,*,&lt;,&gt;,=,&amp;,|,%,_,“,,,\n,\v,\t,\r, } <text:span text:style-name="T15">U {caracteres especiais} U {outros caracteres não listados}</text:span></text:p>
      <text:p><text:span text:style-name="T18">Basicamente T é o conjunto de todos os caracteres UTF-8</text:span></text:p>
      <text:p text:style-name="P2"/>
      <text:p text:style-name="P2">P:</text:p>
      <text:p text:style-name="P2"><text:span text:style-name="T6">S</text:span> → <text:span text:style-name="T3">RESERVED</text:span>|<text:span text:style-name="T3">COMMENT</text:span>|<text:span text:style-name="T3">NUM</text:span>|<text:span text:style-name="T3">REAL</text:span>|<text:span text:style-name="T3">ID</text:span>|<text:span text:style-name="T3">OPERATOR</text:span>|<text:span text:style-name="T3">DELIMITATOR</text:span>|<text:span text:style-name="T3">STRING</text:span>|<text:span text:style-name="T5">WS</text:span></text:p>
      <text:p text:style-name="P2"><text:span text:style-name="T3">RESERVED</text:span> → if|do|while|for|break|return|int|float</text:p>
      <text:p text:style-name="P2"/>
      <text:p text:style-name="P2"><text:span text:style-name="T3">COMMENT</text:span> → //<text:span text:style-name="T4">NBLINE</text:span><text:span text:style-name="T2">\n</text:span></text:p>
      <text:p text:style-name="P6"><text:span text:style-name="T3">NBLINE</text:span> → <text:span text:style-name="T16">[todos os terminais, exceto \n (quebra de linha)]!</text:span><text:span text:style-name="T5">NBLINE</text:span></text:p>
      <text:p text:style-name="P6"/>
      <text:p text:style-name="P6"><text:span text:style-name="T3">STRING</text:span> → “<text:span text:style-name="T7">STRINNER</text:span><text:span text:style-name="T15">”</text:span></text:p>
      <text:p text:style-name="P7"><text:span text:style-name="T3">STR</text:span><text:span text:style-name="T5">INNER</text:span> → <text:span text:style-name="T16">[</text:span>todos os terminais, exceto “ (aspas)<text:span text:style-name="T16">]</text:span>!<text:span text:style-name="T3">STR</text:span><text:span text:style-name="T5">INNER</text:span></text:p>
      <text:p text:style-name="P4"/>
      <text:p text:style-name="P8"><text:span text:style-name="T3">REAL</text:span> → <text:span text:style-name="T3">NUM</text:span>.<text:span text:style-name="T3">NUM</text:span></text:p>
      <text:p text:style-name="P5"><text:span text:style-name="T8">NUM</text:span><text:span text:style-name="T1"> → </text:span><text:span text:style-name="T8">DIGIT</text:span><text:span text:style-name="T1">|</text:span><text:span text:style-name="T8">DIGIT</text:span><text:span text:style-name="T1">!</text:span><text:span text:style-name="T8">NUM</text:span></text:p>
      <text:p text:style-name="P8"><text:span text:style-name="T3">DIGIT</text:span> → 0|1| … |9</text:p>
      <text:p text:style-name="P9"/>
      <text:p text:style-name="P9"><text:span text:style-name="T3">ID</text:span> → <text:span text:style-name="T6">IDSTART</text:span><text:span text:style-name="T13">|</text:span><text:span text:style-name="T3">ID</text:span><text:span text:style-name="T7">START</text:span><text:span text:style-name="T11">!</text:span><text:span text:style-name="T3">ID</text:span><text:span text:style-name="T7">BODY</text:span></text:p>
      <text:p text:style-name="P9"><text:span text:style-name="T3">ID</text:span><text:span text:style-name="T7">START</text:span><text:span text:style-name="T15"> </text:span>→ _|<text:span text:style-name="T3">LETTER</text:span></text:p>
      <text:p text:style-name="P9"><text:span text:style-name="T3">I</text:span><text:span text:style-name="T7">DBODY</text:span> → <text:span text:style-name="T4">IDSTART</text:span><text:span text:style-name="T2">!</text:span><text:span text:style-name="T4">IDBODY</text:span>|<text:span text:style-name="T3">DIGIT</text:span>!<text:span text:style-name="T4">IDBODY</text:span><text:span text:style-name="T2">|</text:span><text:span text:style-name="T4">IDSTART</text:span><text:span text:style-name="T2">|</text:span><text:span text:style-name="T4">DIGIT</text:span></text:p>
      <text:p text:style-name="P10"><text:span text:style-name="T3">LETTER</text:span> → a|b| … |z|A| … |Z</text:p>
      <text:p text:style-name="P10"><text:soft-page-break/></text:p>
      <text:p text:style-name="P6"><text:span text:style-name="T3">LOGICOP</text:span> → &lt;|&gt;|&lt;=|&gt;=|==|&amp;&amp;|||</text:p>
      <text:p text:style-name="P6"><text:span text:style-name="T3">MATHOP</text:span> →+|-|*|/|%|&amp;|||=</text:p>
      <text:p text:style-name="P6"/>
      <text:p text:style-name="P6"><text:span text:style-name="T3">DSCOPE</text:span> → {|}|(|)|[|]</text:p>
      <text:p text:style-name="P6"><text:span text:style-name="T3">DSTMT</text:span> → ,|;</text:p>
      <text:p text:style-name="P6"/>
      <text:p text:style-name="P7"><text:span text:style-name="T3">WS</text:span> → \t| |\n|\v|\r</text:p>
      <text:p text:style-name="P18"/>
      <text:p text:style-name="P19">A seguir alguns exemplos de L</text:p>
      <text:p text:style-name="P11">L = {int,x,123,12.532,_abc1,main,(,return,//abc abc 123</text:p>
      <text:p text:style-name="P11"><text:tab/>,“abc abc 123 // * ()”,+,*,…}</text:p>
      <text:p text:style-name="P1"/>
      <text:p text:style-name="P14">Conteúdo</text:p>
      <text:p text:style-name="P20">Seguem os seguintes arquivos:</text:p>
      <text:list xml:id="list3187810493955032193" text:style-name="L2">
        <text:list-item>
          <text:p text:style-name="P21"><text:span text:style-name="T19">scan.h</text:span> – header contendo funções utilizadas</text:p>
        </text:list-item>
        <text:list-item>
          <text:p text:style-name="P21"><text:span text:style-name="T19">scan.l</text:span> – código do gerador (flex)</text:p>
        </text:list-item>
        <text:list-item>
          <text:p text:style-name="P21"><text:span text:style-name="T19">compila.sh</text:span> – código em shell script para compilar o scan.l e o lex.yy.c gerando o executável exec</text:p>
        </text:list-item>
        <text:list-item>
          <text:p text:style-name="P21"><text:span text:style-name="T19">input_scanner</text:span> – exemplo de lexemas presentes na linguagem</text:p>
        </text:list-item>
      </text:list>
      <text:p text:style-name="P20"/>
      <text:p text:style-name="P14">Para compilar e executar</text:p>
      <text:p text:style-name="P20">Execute o script <text:span text:style-name="T19">compila.sh</text:span> com o comando</text:p>
      <text:p text:style-name="P20"><text:tab/><text:span text:style-name="T19">./compila.sh</text:span></text:p>
      <text:p text:style-name="P20">Execute o executável <text:span text:style-name="T19">exec</text:span> gerado pelo script</text:p>
      <text:p text:style-name="P20"><text:tab/><text:span text:style-name="T19">./exec</text:span></text:p>
      <text:p text:style-name="P20">ou execute direcionando o conteúdo de um arquivo para a entrada do programa (ex: <text:span text:style-name="T19">input_scanner</text:span>)</text:p>
      <text:p text:style-name="P20"><text:tab/><text:span text:style-name="T19">./exec &lt; input_scanner</text:span></text:p>
      <text:p text:style-name="P20"><text:span text:style-name="T19"/></text:p>
      <text:p text:style-name="P14">Saída do analisador</text:p>
      <text:p text:style-name="P20">O analisador gerará um texto impresso na tela com o reconhecimento de lexemas, apenas para ter conhecimento de que o lexema está na linguagem. Também gerará uma saída no arquivo <text:span text:style-name="T19">symbol_table.txt</text:span> contendo a tabela de símbolos gerada (identificadores e palavras reservada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" svg:font-family="Aria"/>
    <style:font-face style:name="Brles" svg:font-family="Brles"/>
    <style:font-face style:name="Brlesess" svg:font-family="Brlesess"/>
    <style:font-face style:name="Arial" svg:font-family="Arial" style:font-family-generic="swiss"/>
    <style:font-face style:name="FreeSans2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3:34:08.882186129</meta:creation-date>
    <dc:date>2014-11-29T11:59:45.829083930</dc:date>
    <meta:editing-duration>PT2M11S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2" meta:paragraph-count="49" meta:word-count="355" meta:character-count="2383" meta:non-whitespace-character-count="2075"/>
  </office:meta>
</office:document-meta>
</file>